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cm"/>
    </style:style>
    <style:style style:name="co2" style:family="table-column">
      <style:table-column-properties fo:break-before="auto" style:column-width="5.272cm"/>
    </style:style>
    <style:style style:name="co3" style:family="table-column">
      <style:table-column-properties fo:break-before="auto" style:column-width="5.734cm"/>
    </style:style>
    <style:style style:name="co4" style:family="table-column">
      <style:table-column-properties fo:break-before="auto" style:column-width="7.168cm"/>
    </style:style>
    <style:style style:name="co5" style:family="table-column">
      <style:table-column-properties fo:break-before="auto" style:column-width="5.383cm"/>
    </style:style>
    <style:style style:name="co6" style:family="table-column">
      <style:table-column-properties fo:break-before="auto" style:column-width="7.214cm"/>
    </style:style>
    <style:style style:name="co7" style:family="table-column">
      <style:table-column-properties fo:break-before="auto" style:column-width="8.213cm"/>
    </style:style>
    <style:style style:name="co8" style:family="table-column">
      <style:table-column-properties fo:break-before="auto" style:column-width="6.057cm"/>
    </style:style>
    <style:style style:name="co9" style:family="table-column">
      <style:table-column-properties fo:break-before="auto" style:column-width="6.752cm"/>
    </style:style>
    <style:style style:name="co10" style:family="table-column">
      <style:table-column-properties fo:break-before="auto" style:column-width="6.011cm"/>
    </style:style>
    <style:style style:name="co11" style:family="table-column">
      <style:table-column-properties fo:break-before="auto" style:column-width="5.232cm"/>
    </style:style>
    <style:style style:name="co12" style:family="table-column">
      <style:table-column-properties fo:break-before="auto" style:column-width="4.36cm"/>
    </style:style>
    <style:style style:name="co13" style:family="table-column">
      <style:table-column-properties fo:break-before="auto" style:column-width="3.87cm"/>
    </style:style>
    <style:style style:name="co14" style:family="table-column">
      <style:table-column-properties fo:break-before="auto" style:column-width="1.852cm"/>
    </style:style>
    <style:style style:name="ro1" style:family="table-row">
      <style:table-row-properties style:row-height="6.098cm" fo:break-before="auto" style:use-optimal-row-height="false"/>
    </style:style>
    <style:style style:name="ro2" style:family="table-row">
      <style:table-row-properties style:row-height="1.046cm" fo:break-before="auto" style:use-optimal-row-height="true"/>
    </style:style>
    <style:style style:name="ro3" style:family="table-row">
      <style:table-row-properties style:row-height="1.404cm" fo:break-before="auto" style:use-optimal-row-height="false"/>
    </style:style>
    <style:style style:name="ro4" style:family="table-row">
      <style:table-row-properties style:row-height="5.308cm" fo:break-before="auto" style:use-optimal-row-height="false"/>
    </style:style>
    <style:style style:name="ro5" style:family="table-row">
      <style:table-row-properties style:row-height="8.003cm" fo:break-before="auto" style:use-optimal-row-height="false"/>
    </style:style>
    <style:style style:name="ro6" style:family="table-row">
      <style:table-row-properties style:row-height="8.266cm" fo:break-before="auto" style:use-optimal-row-height="false"/>
    </style:style>
    <style:style style:name="ro7" style:family="table-row">
      <style:table-row-properties style:row-height="10.687cm" fo:break-before="auto" style:use-optimal-row-height="false"/>
    </style:style>
    <style:style style:name="ro8" style:family="table-row">
      <style:table-row-properties style:row-height="0.815cm" fo:break-before="auto" style:use-optimal-row-height="true"/>
    </style:style>
    <style:style style:name="ro9" style:family="table-row">
      <style:table-row-properties style:row-height="0.707cm" fo:break-before="auto" style:use-optimal-row-height="true"/>
    </style:style>
    <style:style style:name="ro10" style:family="table-row">
      <style:table-row-properties style:row-height="1.138cm" fo:break-before="auto" style:use-optimal-row-height="false"/>
    </style:style>
    <style:style style:name="ro11" style:family="table-row">
      <style:table-row-properties style:row-height="1.005cm" fo:break-before="auto" style:use-optimal-row-height="false"/>
    </style:style>
    <style:style style:name="ro12" style:family="table-row">
      <style:table-row-properties style:row-height="1.058cm" fo:break-before="auto" style:use-optimal-row-height="false"/>
    </style:style>
    <style:style style:name="ro13" style:family="table-row">
      <style:table-row-properties style:row-height="1.085cm" fo:break-before="auto" style:use-optimal-row-height="false"/>
    </style:style>
    <style:style style:name="ro14" style:family="table-row">
      <style:table-row-properties style:row-height="1.032cm" fo:break-before="auto" style:use-optimal-row-height="false"/>
    </style:style>
    <style:style style:name="ro15" style:family="table-row">
      <style:table-row-properties style:row-height="0.538cm" fo:break-before="auto" style:use-optimal-row-height="true"/>
    </style:style>
    <style:style style:name="ta1" style:family="table" style:master-page-name="PageStyle_5f_Product_20_roadmap">
      <style:table-properties table:display="true" style:writing-mode="lr-tb"/>
    </style:style>
    <style:style style:name="ce1" style:family="table-cell" style:parent-style-name="Excel_20_Built-in_20_Normal">
      <style:table-cell-properties fo:border-bottom="0.035cm solid #d9d9d9" fo:background-color="#5e9cd8" style:diagonal-bl-tr="none" style:diagonal-tl-br="none" style:text-align-source="fix" style:repeat-content="false" fo:wrap-option="no-wrap" fo:border-left="0.088cm solid #000000" style:direction="ltr" fo:border-right="0.035cm solid #d9d9d9" style:rotation-angle="0" style:rotation-align="none" style:shrink-to-fit="false" fo:border-top="0.088cm solid #000000" style:vertical-align="middle"/>
      <style:paragraph-properties fo:text-align="start"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 style:family="table-cell" style:parent-style-name="Excel_20_Built-in_20_Normal">
      <style:table-cell-properties fo:border-bottom="none" fo:background-color="#e8f1fa" style:diagonal-bl-tr="none" style:diagonal-tl-br="none" style:text-align-source="fix" style:repeat-content="false" fo:wrap-option="no-wrap" fo:border-left="0.088cm solid #000000" style:direction="ltr" fo:border-right="0.035cm solid #bfbfbf" style:rotation-angle="0" style:rotation-align="none" style:shrink-to-fit="false" fo:border-top="0.035cm solid #d9d9d9"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3" style:family="table-cell" style:parent-style-name="Excel_20_Built-in_20_Normal">
      <style:table-cell-properties fo:border-bottom="none" fo:background-color="#d9d9d9"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d9d9d9"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Excel_20_Built-in_20_Normal">
      <style:table-cell-properties fo:border-bottom="0.035cm solid #d9d9d9" fo:background-color="#e8f1fa" style:diagonal-bl-tr="none" style:diagonal-tl-br="none" style:text-align-source="fix" style:repeat-content="false" fo:wrap-option="no-wrap" fo:border-left="0.035cm solid #d9d9d9" style:direction="ltr" fo:border-right="0.035cm solid #bfbfb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5" style:family="table-cell" style:parent-style-name="Excel_20_Built-in_20_Normal">
      <style:table-cell-properties fo:border-bottom="0.035cm solid #bfbfbf" fo:background-color="#e8f1fa" style:diagonal-bl-tr="none" style:diagonal-tl-br="none" style:text-align-source="fix" style:repeat-content="false" fo:wrap-option="no-wrap" fo:border-left="0.035cm solid #d9d9d9" style:direction="ltr" fo:border-right="0.035cm solid #d9d9d9" style:rotation-angle="0" style:rotation-align="none" style:shrink-to-fit="false" fo:border-top="0.035cm solid #d9d9d9"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 style:family="table-cell" style:parent-style-name="Excel_20_Built-in_20_Normal">
      <style:table-cell-properties fo:border-bottom="0.035cm solid #f2f2f2" fo:background-color="#ffffff" style:diagonal-bl-tr="none" style:diagonal-tl-br="none" style:text-align-source="fix" style:repeat-content="false" fo:wrap-option="no-wrap" fo:border-left="0.035cm solid #bfbfbf" style:direction="ltr" fo:border-right="none" style:rotation-angle="0" style:rotation-align="none" style:shrink-to-fit="false" fo:border-top="0.035cm solid #f2f2f2"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table-cell-properties fo:border-bottom="none" fo:background-color="#d9d9d9" style:diagonal-bl-tr="none" style:diagonal-tl-br="none" style:text-align-source="fix" style:repeat-content="false" fo:wrap-option="no-wrap" fo:border-left="none" style:direction="ltr" fo:border-right="none" style:rotation-angle="0" style:rotation-align="none" style:shrink-to-fit="false" fo:border-top="0.035cm solid #d9d9d9"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8" style:family="table-cell" style:parent-style-name="Excel_20_Built-in_20_Normal">
      <style:table-cell-properties fo:border-bottom="0.035cm solid #d9d9d9" fo:background-color="#e8f1fa"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9" style:family="table-cell" style:parent-style-name="Excel_20_Built-in_20_Normal">
      <style:table-cell-properties fo:border-bottom="0.035cm solid #f2f2f2" fo:background-color="#ffffff" style:diagonal-bl-tr="none" style:diagonal-tl-br="none" style:text-align-source="fix" style:repeat-content="false" fo:wrap-option="no-wrap" fo:border-left="none" style:direction="ltr" fo:border-right="none" style:rotation-angle="0" style:rotation-align="none" style:shrink-to-fit="false" fo:border-top="0.035cm solid #f2f2f2"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table-cell-properties fo:border-bottom="0.035cm solid #d9d9d9" fo:background-color="#e8f1fa" style:diagonal-bl-tr="none" style:diagonal-tl-br="none" style:text-align-source="fix" style:repeat-content="false" fo:wrap-option="no-wrap" fo:border-left="none" style:direction="ltr" fo:border-right="0.035cm solid #bfbfb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11" style:family="table-cell" style:parent-style-name="Excel_20_Built-in_20_Normal">
      <style:table-cell-properties fo:border-bottom="0.035cm solid #bfbfbf" fo:background-color="#e8f1fa" style:diagonal-bl-tr="none" style:diagonal-tl-br="none" style:text-align-source="fix" style:repeat-content="false" fo:wrap-option="no-wrap" fo:border-left="0.035cm solid #d9d9d9" style:direction="ltr" fo:border-right="0.035cm solid #bfbfbf" style:rotation-angle="0" style:rotation-align="none" style:shrink-to-fit="false" fo:border-top="0.035cm solid #d9d9d9"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 style:family="table-cell" style:parent-style-name="Excel_20_Built-in_20_Normal">
      <style:table-cell-properties fo:border-bottom="none" fo:background-color="#e8f1fa" style:diagonal-bl-tr="none" style:diagonal-tl-br="none" style:text-align-source="fix" style:repeat-content="false" fo:wrap-option="no-wrap" fo:border-left="0.035cm solid #bfbfbf" style:direction="ltr" fo:border-right="0.035cm solid #bfbfb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13" style:family="table-cell" style:parent-style-name="Excel_20_Built-in_20_Normal">
      <style:table-cell-properties fo:border-bottom="0.035cm solid #bfbfbf" fo:background-color="#e8f1fa" style:diagonal-bl-tr="none" style:diagonal-tl-br="none" style:text-align-source="fix" style:repeat-content="false" fo:wrap-option="no-wrap" fo:border-left="0.035cm solid #bfbfbf" style:direction="ltr" fo:border-right="0.035cm solid #ddd9c3" style:rotation-angle="0" style:rotation-align="none" style:shrink-to-fit="false" fo:border-top="0.035cm solid #d9d9d9"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Excel_20_Built-in_20_Normal">
      <style:table-cell-properties fo:border-bottom="0.035cm solid #f2f2f2" fo:background-color="#ffffff" style:diagonal-bl-tr="none" style:diagonal-tl-br="none" style:text-align-source="fix" style:repeat-content="false" fo:wrap-option="no-wrap" fo:border-left="0.035cm solid #d9d9d9" style:direction="ltr" fo:border-right="0.035cm solid #d9d9d9" style:rotation-angle="0" style:rotation-align="none" style:shrink-to-fit="false" fo:border-top="0.035cm solid #f2f2f2"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Excel_20_Built-in_20_Normal">
      <style:table-cell-properties fo:border-bottom="none" fo:background-color="#e8f1fa"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16" style:family="table-cell" style:parent-style-name="Excel_20_Built-in_20_Normal">
      <style:table-cell-properties fo:border-bottom="0.035cm solid #bfbfbf" fo:background-color="#e8f1fa" style:diagonal-bl-tr="none" style:diagonal-tl-br="none" style:text-align-source="fix" style:repeat-content="false" fo:wrap-option="no-wrap" fo:border-left="0.035cm solid #ddd9c3" style:direction="ltr" fo:border-right="0.035cm solid #ddd9c3" style:rotation-angle="0" style:rotation-align="none" style:shrink-to-fit="false" fo:border-top="0.035cm solid #d9d9d9"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7" style:family="table-cell" style:parent-style-name="Excel_20_Built-in_20_Normal">
      <style:table-cell-properties fo:border-bottom="none" fo:background-color="#e8f1fa" style:diagonal-bl-tr="none" style:diagonal-tl-br="none" style:text-align-source="fix" style:repeat-content="false" fo:wrap-option="no-wrap" fo:border-left="none" style:direction="ltr" fo:border-right="0.035cm solid #bfbfb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18" style:family="table-cell" style:parent-style-name="Excel_20_Built-in_20_Normal">
      <style:table-cell-properties fo:border-bottom="0.035cm solid #bfbfbf" fo:background-color="#e8f1fa" style:diagonal-bl-tr="none" style:diagonal-tl-br="none" style:text-align-source="fix" style:repeat-content="false" fo:wrap-option="no-wrap" fo:border-left="0.035cm solid #ddd9c3" style:direction="ltr" fo:border-right="0.035cm solid #bfbfbf" style:rotation-angle="0" style:rotation-align="none" style:shrink-to-fit="false" fo:border-top="0.035cm solid #d9d9d9"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Excel_20_Built-in_20_Normal">
      <style:table-cell-properties fo:border-bottom="0.035cm solid #f2f2f2" fo:background-color="#ffffff" style:diagonal-bl-tr="none" style:diagonal-tl-br="none" style:text-align-source="fix" style:repeat-content="false" fo:wrap-option="no-wrap" fo:border-left="none" style:direction="ltr" fo:border-right="0.035cm solid #d9d9d9" style:rotation-angle="0" style:rotation-align="none" style:shrink-to-fit="false" fo:border-top="0.035cm solid #f2f2f2"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 style:family="table-cell" style:parent-style-name="Excel_20_Built-in_20_Normal">
      <style:table-cell-properties fo:border-bottom="0.035cm solid #f2f2f2" fo:background-color="#ffffff" style:diagonal-bl-tr="none" style:diagonal-tl-br="none" style:text-align-source="fix" style:repeat-content="false" fo:wrap-option="no-wrap" fo:border-left="0.035cm solid #d9d9d9" style:direction="ltr" fo:border-right="none" style:rotation-angle="0" style:rotation-align="none" style:shrink-to-fit="false" fo:border-top="0.035cm solid #f2f2f2"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 style:family="table-cell" style:parent-style-name="Excel_20_Built-in_20_Normal">
      <style:table-cell-properties fo:border-bottom="none" fo:background-color="#e8f1fa" style:diagonal-bl-tr="none" style:diagonal-tl-br="none" style:text-align-source="fix" style:repeat-content="false" fo:wrap-option="no-wrap" fo:border-left="0.035cm solid #bfbfbf"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22" style:family="table-cell" style:parent-style-name="Excel_20_Built-in_20_Normal">
      <style:table-cell-properties fo:border-bottom="0.035cm solid #f2f2f2" fo:background-color="#ffffff" style:diagonal-bl-tr="none" style:diagonal-tl-br="none" style:text-align-source="fix" style:repeat-content="false" fo:wrap-option="no-wrap" fo:border-left="0.035cm solid #d9d9d9" style:direction="ltr" fo:border-right="0.088cm solid #000000" style:rotation-angle="0" style:rotation-align="none" style:shrink-to-fit="false" fo:border-top="0.035cm solid #f2f2f2"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 style:family="table-cell" style:parent-style-name="Excel_20_Built-in_20_Normal">
      <style:table-cell-properties fo:border-bottom="none" fo:background-color="#e8f1fa"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name-complex="Calibri" style:font-size-complex="24pt" style:font-style-complex="normal" style:font-weight-complex="normal"/>
    </style:style>
    <style:style style:name="ce24" style:family="table-cell" style:parent-style-name="Excel_20_Built-in_20_Normal">
      <style:table-cell-properties fo:border-bottom="0.035cm solid #bfbfbf" fo:background-color="#e8f1fa" style:diagonal-bl-tr="none" style:diagonal-tl-br="none" style:text-align-source="fix" style:repeat-content="false" fo:wrap-option="no-wrap" fo:border-left="0.035cm solid #ddd9c3" style:direction="ltr" fo:border-right="0.088cm solid #000000" style:rotation-angle="0" style:rotation-align="none" style:shrink-to-fit="false" fo:border-top="0.035cm solid #d9d9d9"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Excel_20_Built-in_20_Normal">
      <style:table-cell-properties fo:border-bottom="0.035cm solid #f2f2f2"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f2f2f2" style:vertical-align="bottom"/>
      <style:paragraph-properties fo:text-align="center"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 style:family="table-cell" style:parent-style-name="Excel_20_Built-in_20_Normal">
      <style:table-cell-properties fo:border-bottom="none" fo:background-color="#d9d9d9" style:diagonal-bl-tr="none" style:diagonal-tl-br="none" style:text-align-source="fix" style:repeat-content="false" fo:wrap-option="no-wrap" fo:border-left="none" style:direction="ltr" fo:border-right="0.088cm solid #000000" style:rotation-angle="0" style:rotation-align="none" style:shrink-to-fit="false" fo:border-top="0.035cm solid #d9d9d9"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gr1" style:family="graphic">
      <style:graphic-properties draw:stroke="solid" svg:stroke-width="0.071cm" svg:stroke-color="#518226" draw:fill="solid" draw:fill-color="#006600" draw:textarea-vertical-align="middle" draw:auto-grow-height="false" fo:min-height="0cm" fo:min-width="0cm" fo:padding-top="0.125cm" fo:padding-bottom="0.125cm" fo:padding-left="0.25cm" fo:padding-right="0.25cm" fo:wrap-option="wrap"/>
    </style:style>
    <style:style style:name="gr2" style:family="graphic">
      <style:graphic-properties draw:stroke="solid" svg:stroke-width="0.026cm" svg:stroke-color="#ecf1e1" draw:fill="solid" draw:fill-color="#39790c" draw:textarea-vertical-align="middle" draw:auto-grow-height="false" fo:min-height="0cm" fo:min-width="0cm" fo:padding-top="0.125cm" fo:padding-bottom="0.125cm" fo:padding-left="0.25cm" fo:padding-right="0.25cm" fo:wrap-option="wrap"/>
    </style:style>
    <style:style style:name="gr3" style:family="graphic">
      <style:graphic-properties draw:stroke="solid" svg:stroke-width="0.071cm" svg:stroke-color="#518226" draw:fill="solid" draw:fill-color="#ebf1df" draw:textarea-vertical-align="middle" draw:auto-grow-height="false" fo:min-height="0cm" fo:min-width="0cm" fo:padding-top="0.125cm" fo:padding-bottom="0.125cm" fo:padding-left="0.25cm" fo:padding-right="0.25cm" fo:wrap-option="wrap"/>
    </style:style>
    <style:style style:name="P1" style:family="paragraph">
      <style:text-properties fo:color="#ffffff" fo:font-size="24pt" style:font-size-asian="24pt" style:font-size-complex="24pt"/>
    </style:style>
    <style:style style:name="P2" style:family="paragraph">
      <style:text-properties fo:font-size="18pt"/>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P5" style:family="paragraph">
      <style:text-properties fo:font-size="24pt" style:font-size-asian="24pt" style:font-size-complex="24pt"/>
    </style:style>
    <style:style style:name="T1" style:family="text">
      <style:text-properties fo:color="#ffffff"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office:automatic-styles>
  <office:body>
    <office:spreadsheet>
      <table:calculation-settings table:case-sensitive="false" table:automatic-find-labels="false" table:use-regular-expressions="false">
        <table:iteration table:maximum-difference="0.0001"/>
      </table:calculation-settings>
      <table:table table:name="Product roadmap"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number-columns-repeated="1011" table:default-cell-style-name="Excel_20_Built-in_20_Normal"/>
        <table:table-row table:style-name="ro1">
          <table:table-cell table:style-name="Default">
            <draw:custom-shape table:end-cell-address="'Product roadmap'.M2" table:end-x="3.832cm" table:end-y="0.094cm" draw:z-index="5" draw:name="Rectangle 5" draw:style-name="gr1" draw:text-style-name="P1" svg:width="75.48cm" svg:height="6.168cm" svg:x="0cm" svg:y="0cm">
              <text:p text:style-name="P1"><text:span text:style-name="T1">Работем умно а не трудно :)</text:span></text:p>
              <text:p text:style-name="P1"><text:span text:style-name="T1">Нашата идея е да не вървим "през" силни, могъщи хора (Проблема е, че парцелите на Луната, отдавна са разпродадени на новоизлюпени поп сензации,нарко дилъри и съмнителни религиозни водачи.) а да ги унищожим отвътре като вирус... Да ги накараме да застанат на страната на нещастните вегетарианци и в резултат на осъзнаването на тяхното плачевно състояние (в края на краищата те също ще станат вегетарианци ) те самите ще ни помогнат при населяването на Луната с криви краставици.</text:span></text:p>
              <draw:enhanced-geometry svg:viewBox="0 0 21600 21600" draw:type="rectangle" draw:enhanced-path="M 0 0 L 21600 0 21600 21600 0 21600 0 0 Z N"/>
            </draw:custom-shape>
          </table:table-cell>
          <table:table-cell table:style-name="Default" table:number-columns-repeated="13"/>
          <table:table-cell table:number-columns-repeated="1010"/>
        </table:table-row>
        <table:table-row table:style-name="ro2">
          <table:table-cell table:style-name="ce1" office:value-type="string" table:number-columns-spanned="1" table:number-rows-spanned="2">
            <text:p>Products №4</text:p>
          </table:table-cell>
          <table:table-cell table:style-name="ce4" office:value-type="string" table:number-columns-spanned="3" table:number-rows-spanned="1">
            <text:p>Q1</text:p>
          </table:table-cell>
          <table:covered-table-cell table:style-name="ce8"/>
          <table:covered-table-cell table:style-name="ce10"/>
          <table:table-cell table:style-name="ce12" office:value-type="string" table:number-columns-spanned="3" table:number-rows-spanned="1">
            <text:p>Q2</text:p>
          </table:table-cell>
          <table:covered-table-cell table:style-name="ce15"/>
          <table:covered-table-cell table:style-name="ce17"/>
          <table:table-cell table:style-name="ce15" office:value-type="string" table:number-columns-spanned="3" table:number-rows-spanned="1">
            <text:p>Q3</text:p>
          </table:table-cell>
          <table:covered-table-cell table:number-columns-repeated="2" table:style-name="ce15"/>
          <table:table-cell table:style-name="ce21" office:value-type="string" table:number-columns-spanned="3" table:number-rows-spanned="1">
            <text:p>Q4</text:p>
          </table:table-cell>
          <table:covered-table-cell table:style-name="ce15"/>
          <table:covered-table-cell table:style-name="ce23"/>
          <table:table-cell table:number-columns-repeated="1011"/>
        </table:table-row>
        <table:table-row table:style-name="ro3">
          <table:covered-table-cell table:style-name="ce1" office:value-type="string">
            <text:p>Products </text:p>
          </table:covered-table-cell>
          <table:table-cell table:style-name="ce5" office:value-type="string">
            <text:p>January</text:p>
          </table:table-cell>
          <table:table-cell table:style-name="ce5" office:value-type="string">
            <text:p>February</text:p>
          </table:table-cell>
          <table:table-cell table:style-name="ce11" office:value-type="string">
            <text:p>March</text:p>
          </table:table-cell>
          <table:table-cell table:style-name="ce13" office:value-type="string">
            <text:p>April</text:p>
          </table:table-cell>
          <table:table-cell table:style-name="ce16" office:value-type="string">
            <text:p>May</text:p>
            <draw:custom-shape table:end-cell-address="'Product roadmap'.G3" table:end-x="0.121cm" table:end-y="0.858cm" draw:z-index="6" draw:name="Oval 25" draw:style-name="gr2" draw:text-style-name="P2" svg:width="5.954cm" svg:height="0.038cm" svg:x="1.355cm" svg:y="0.82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8" office:value-type="string">
            <text:p>June</text:p>
          </table:table-cell>
          <table:table-cell table:style-name="ce13" office:value-type="string">
            <text:p>July</text:p>
          </table:table-cell>
          <table:table-cell table:style-name="ce16" office:value-type="string">
            <text:p>August</text:p>
          </table:table-cell>
          <table:table-cell table:style-name="ce18" office:value-type="string">
            <text:p>September</text:p>
          </table:table-cell>
          <table:table-cell table:style-name="ce13" office:value-type="string">
            <text:p>October </text:p>
          </table:table-cell>
          <table:table-cell table:style-name="ce16" office:value-type="string">
            <text:p>November</text:p>
            <draw:custom-shape table:end-cell-address="'Product roadmap'.L3" table:end-x="2.141cm" table:end-y="0.892cm" draw:z-index="7" draw:name="Oval 27" draw:style-name="gr2" draw:text-style-name="P2" svg:width="0.805cm" svg:height="0.038cm" svg:x="1.336cm" svg:y="0.854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24" office:value-type="string">
            <text:p>December</text:p>
          </table:table-cell>
          <table:table-cell table:number-columns-repeated="1011"/>
        </table:table-row>
        <table:table-row table:style-name="ro4">
          <table:table-cell table:style-name="ce2" office:value-type="string">
            <text:p>Initiative 1</text:p>
          </table:table-cell>
          <table:table-cell table:style-name="ce6" table:number-columns-spanned="3" table:number-rows-spanned="1">
            <draw:custom-shape table:end-cell-address="'Product roadmap'.B4" table:end-x="4.222cm" table:end-y="4.591cm" draw:z-index="3" draw:name="Oval 43" draw:style-name="gr2" draw:text-style-name="P2" svg:width="0.989cm" svg:height="1.226cm" svg:x="3.233cm" svg:y="3.365cm">
              <text:p text:style-name="P2"/>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table:end-cell-address="'Product roadmap'.M4" table:end-x="3.562cm" table:end-y="5.135cm" draw:z-index="4" draw:name="Rectangle 1" draw:style-name="gr3" draw:text-style-name="P3" svg:width="70.631cm" svg:height="5.054cm" svg:x="0.077cm" svg:y="0.081cm">
              <text:p text:style-name="P3"><text:span text:style-name="T2">Първото и най-важно (вероятно) е постоянното насърчаване на здравословния начин на живот и вегетарианството на Луната.</text:span></text:p>
              <text:p text:style-name="P3"><text:span text:style-name="T2">съмнително е, че това ще даде плод веднага, но пропагандата на вегетарианството ще се извършва ден след ден през целия проект (докато всички станат вегетарианци и тези, които не са станали или умрели от главоболие или са избягали в района на космоса, който не е бил заловен от вегетарианци);)</text:span><text:span text:style-name="T2"><text:line-break/></text:span><text:span text:style-name="T2"/></text:p>
              <text:p text:style-name="P3"><text:span text:style-name="T2">Бюджет:</text:span></text:p>
              <text:p text:style-name="P3"><text:span text:style-name="T2">75000 лв</text:span></text:p>
              <draw:enhanced-geometry svg:viewBox="0 0 21600 21600" draw:type="rectangle" draw:enhanced-path="M 0 0 L 21600 0 21600 21600 0 21600 0 0 Z N"/>
            </draw:custom-shape>
            <draw:custom-shape table:end-cell-address="'Product roadmap'.B4" table:end-x="4.374cm" table:end-y="4.302cm" draw:z-index="11" draw:name="Oval 42" draw:style-name="gr2" draw:text-style-name="P2" svg:width="1.364cm" svg:height="1.364cm" svg:x="3.01cm" svg:y="2.93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covered-table-cell table:number-columns-repeated="2" table:style-name="ce9"/>
          <table:table-cell table:style-name="ce14" table:number-columns-spanned="3" table:number-rows-spanned="1"/>
          <table:covered-table-cell table:style-name="ce9"/>
          <table:covered-table-cell table:style-name="ce19"/>
          <table:table-cell table:style-name="ce20" table:number-columns-spanned="3" table:number-rows-spanned="1"/>
          <table:covered-table-cell table:number-columns-repeated="2" table:style-name="ce9"/>
          <table:table-cell table:style-name="ce22" table:number-columns-spanned="3" table:number-rows-spanned="1"/>
          <table:covered-table-cell table:style-name="ce9"/>
          <table:covered-table-cell table:style-name="ce25">
            <draw:custom-shape table:end-cell-address="'Product roadmap'.M4" table:end-x="3.018cm" table:end-y="3.735cm" draw:z-index="12" draw:name="Oval 41" draw:style-name="gr2" draw:text-style-name="P2" svg:width="1.227cm" svg:height="1.195cm" svg:x="1.791cm" svg:y="2.54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table-cell table:number-columns-repeated="1011"/>
        </table:table-row>
        <table:table-row table:style-name="ro5">
          <table:table-cell table:style-name="ce2" office:value-type="string">
            <text:p>Initiative 2</text:p>
          </table:table-cell>
          <table:table-cell table:style-name="ce6">
            <draw:custom-shape table:end-cell-address="'Product roadmap'.D6" table:end-x="6.921cm" table:end-y="0.008cm" draw:z-index="0" draw:name="Rectangle 2" draw:style-name="gr3" draw:text-style-name="P3" svg:width="17.837cm" svg:height="7.817cm" svg:x="0.049cm" svg:y="0.164cm">
              <text:p text:style-name="P3"><text:span text:style-name="T2">Създаване на религия.</text:span></text:p>
              <text:p text:style-name="P3"><text:span text:style-name="T2">Тъй като голямата част е (наред с други неща) религия, ние ще създадем вегетарианска религия със зеленчуков Бог! Благодарение на нашето спонсорство и над няколко милиарда неофициални участници (вегетарианци от земята) и тяхното спонсорство, тази религия успешно ще се утвърди на Луната сред своите конкуренти.</text:span></text:p>
              <text:p text:style-name="P3"><text:span text:style-name="T2"/></text:p>
              <text:p text:style-name="P3"><text:span text:style-name="T2">Бюджет:</text:span><text:span text:style-name="T2"><text:line-break/></text:span><text:span text:style-name="T2">15000 лв</text:span></text:p>
              <draw:enhanced-geometry svg:viewBox="0 0 21600 21600" draw:type="rectangle" draw:enhanced-path="M 0 0 L 21600 0 21600 21600 0 21600 0 0 Z N"/>
            </draw:custom-shape>
            <draw:custom-shape table:end-cell-address="'Product roadmap'.B5" table:end-x="4.621cm" table:end-y="7.825cm" draw:z-index="13" draw:name="Oval 41" draw:style-name="gr2" draw:text-style-name="P2" svg:width="1.501cm" svg:height="1.597cm" svg:x="3.12cm" svg:y="6.22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9"/>
          <table:table-cell table:style-name="ce9">
            <draw:custom-shape table:end-cell-address="'Product roadmap'.D5" table:end-x="4.564cm" table:end-y="7.69cm" draw:z-index="14" draw:name="Oval 41" draw:style-name="gr2" draw:text-style-name="P2" svg:width="1.227cm" svg:height="1.195cm" svg:x="3.337cm" svg:y="6.495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4"/>
          <table:table-cell table:style-name="ce9"/>
          <table:table-cell table:style-name="ce19"/>
          <table:table-cell table:style-name="ce20">
            <draw:custom-shape table:end-cell-address="'Product roadmap'.J5" table:end-x="5.715cm" table:end-y="7.972cm" draw:z-index="2" draw:name="Rectangle 4" draw:style-name="gr3" draw:text-style-name="P3" svg:width="18.426cm" svg:height="7.817cm" svg:x="0.05cm" svg:y="0.155cm">
              <text:p text:style-name="P3"><text:span text:style-name="T2">Ако новата ни религия е неефективна, ще бъде възможно да наемем професионални хакери и космически нинджи, които да се промъкнат в лагера на нашите конкуренти и да променят техните фалшиви писания в наши. Това или ще доведе до загуба на доверие в тези движения, което ще доведе до тяхното разпускане, или неофициално ще следват нашите канони на вегетарианството.</text:span></text:p>
              <text:p text:style-name="P3"><text:span text:style-name="T2"/></text:p>
              <text:p text:style-name="P3"><text:span text:style-name="T2">Бюджет:</text:span><text:span text:style-name="T2"><text:line-break/></text:span><text:span text:style-name="T2">10000 лв</text:span></text:p>
              <draw:enhanced-geometry svg:viewBox="0 0 21600 21600" draw:type="rectangle" draw:enhanced-path="M 0 0 L 21600 0 21600 21600 0 21600 0 0 Z N"/>
            </draw:custom-shape>
            <draw:custom-shape table:end-cell-address="'Product roadmap'.H5" table:end-x="5.07cm" table:end-y="7.878cm" draw:z-index="15" draw:name="Oval 41" draw:style-name="gr2" draw:text-style-name="P2" svg:width="2.169cm" svg:height="1.863cm" svg:x="2.901cm" svg:y="6.015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9"/>
          <table:table-cell table:style-name="ce9">
            <draw:custom-shape table:end-cell-address="'Product roadmap'.J5" table:end-x="4.547cm" table:end-y="7.72cm" draw:z-index="16" draw:name="Oval 41" draw:style-name="gr2" draw:text-style-name="P2" svg:width="1.779cm" svg:height="1.81cm" svg:x="2.768cm" svg:y="5.91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22"/>
          <table:table-cell table:style-name="ce9"/>
          <table:table-cell table:style-name="ce25"/>
          <table:table-cell table:number-columns-repeated="1011"/>
        </table:table-row>
        <table:table-row table:style-name="ro6">
          <table:table-cell table:style-name="ce2" office:value-type="string">
            <text:p>Initiative 3</text:p>
          </table:table-cell>
          <table:table-cell table:style-name="ce6"/>
          <table:table-cell table:style-name="ce9"/>
          <table:table-cell table:style-name="ce9">
            <draw:custom-shape table:end-cell-address="'Product roadmap'.I7" table:end-x="0.036cm" table:end-y="0.301cm" draw:z-index="1" draw:name="Rectangle 3" draw:style-name="gr3" draw:text-style-name="P4" svg:width="26.826cm" svg:height="8.31cm" svg:x="7.119cm" svg:y="0.226cm">
              <text:p text:style-name="P4"><text:span text:style-name="T3">За новоизлюпени поп сензации, ...</text:span></text:p>
              <text:p text:style-name="P4"><text:span text:style-name="T3">Ще трябва да направим своя поп звезда (задължително вегетарианец) и темата на представленията ще бъде вегетарианството (в по-голяма степен). Това е трудна тема за набиране на популярност ... Но както се казва, парите могат да решат всичко (това не е вярно), но в нашия случай ще помогнат.</text:span><text:span text:style-name="T3"><text:line-break/></text:span><text:span text:style-name="T3"><text:line-break/></text:span><text:span text:style-name="T3">Бюджет:</text:span><text:span text:style-name="T3"><text:line-break/></text:span><text:span text:style-name="T3">10000-30000 лв</text:span></text:p>
              <draw:enhanced-geometry svg:viewBox="0 0 21600 21600" draw:type="rectangle" draw:enhanced-path="M 0 0 L 21600 0 21600 21600 0 21600 0 0 Z N"/>
            </draw:custom-shape>
          </table:table-cell>
          <table:table-cell table:style-name="ce14">
            <draw:custom-shape table:end-cell-address="'Product roadmap'.E6" table:end-x="4.205cm" table:end-y="6.617cm" draw:z-index="17" draw:name="Oval 41" draw:style-name="gr2" draw:text-style-name="P2" svg:width="1.167cm" svg:height="1.171cm" svg:x="3.038cm" svg:y="5.446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9"/>
          <table:table-cell table:style-name="ce19"/>
          <table:table-cell table:style-name="ce20">
            <draw:custom-shape table:end-cell-address="'Product roadmap'.H6" table:end-x="3.404cm" table:end-y="7.282cm" draw:z-index="18" draw:name="Oval 41" draw:style-name="gr2" draw:text-style-name="P2" svg:width="1.227cm" svg:height="1.195cm" svg:x="2.177cm" svg:y="6.087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9"/>
          <table:table-cell table:style-name="ce9">
            <draw:custom-shape table:end-cell-address="'Product roadmap'.M6" table:end-x="0.073cm" table:end-y="8.216cm" draw:z-index="9" draw:name="Rectangle 46" draw:style-name="gr3" draw:text-style-name="P3" svg:width="15.521cm" svg:height="8.098cm" svg:x="0.097cm" svg:y="0.118cm">
              <text:p text:style-name="P3"><text:span text:style-name="T2">Ако това не направи желаното впечатление, тогава можете да вземете пример от религията (кръстоносни походи), за да наемете космически перати или космонаемници, които да отвличат или сплашват други поп звезди ... в крайна сметка може да се случи само нашата звезда да остане най-популярната в крайна сметка</text:span><text:span text:style-name="T2"><text:line-break/></text:span><text:span text:style-name="T2"><text:line-break/></text:span><text:span text:style-name="T2">Бюджет:</text:span><text:span text:style-name="T2"><text:line-break/></text:span><text:span text:style-name="T2">10000 лв</text:span></text:p>
              <draw:enhanced-geometry svg:viewBox="0 0 21600 21600" draw:type="rectangle" draw:enhanced-path="M 0 0 L 21600 0 21600 21600 0 21600 0 0 Z N"/>
            </draw:custom-shape>
            <draw:custom-shape table:end-cell-address="'Product roadmap'.J6" table:end-x="4.603cm" table:end-y="7.524cm" draw:z-index="19" draw:name="Oval 41" draw:style-name="gr2" draw:text-style-name="P2" svg:width="1.835cm" svg:height="1.544cm" svg:x="2.768cm" svg:y="5.9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22"/>
          <table:table-cell table:style-name="ce9">
            <draw:custom-shape table:end-cell-address="'Product roadmap'.L6" table:end-x="2.969cm" table:end-y="7.63cm" draw:z-index="20" draw:name="Oval 41" draw:style-name="gr2" draw:text-style-name="P2" svg:width="1.556cm" svg:height="1.543cm" svg:x="1.413cm" svg:y="6.087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25"/>
          <table:table-cell table:number-columns-repeated="1011"/>
        </table:table-row>
        <table:table-row table:style-name="ro7">
          <table:table-cell table:style-name="ce2" office:value-type="string">
            <text:p>Initiative 4</text:p>
          </table:table-cell>
          <table:table-cell table:style-name="ce6"/>
          <table:table-cell table:style-name="ce9" table:number-columns-repeated="2"/>
          <table:table-cell table:style-name="ce14"/>
          <table:table-cell table:style-name="ce9">
            <draw:custom-shape table:end-cell-address="'Product roadmap'.G8" table:end-x="8.009cm" table:end-y="0.158cm" draw:z-index="10" draw:name="Rectangle 46" draw:style-name="gr3" draw:text-style-name="P3" svg:width="15.186cm" svg:height="10.344cm" svg:x="0.011cm" svg:y="0.461cm">
              <text:p text:style-name="P3"><text:span text:style-name="T2">Необходимо е да се вербуват отряди от вегетариански доброволци и да се изпратят да стъпчат полетата с наркотични билки. На първите редове изпратете гейове и второ изпратете фемен (би било интересно да наблюдавате изражението на лицето на Дон Корлеоне), никой няма да се върне оттам ... Хората ще бъдат силно намалени, храната ще е достатъчна (съдейки по нашето общество, дори излишък в храна ще се появи).</text:span><text:span text:style-name="T2"><text:line-break/></text:span><text:span text:style-name="T2"><text:line-break/></text:span><text:span text:style-name="T2">Бюджет:</text:span><text:span text:style-name="T2"><text:line-break/></text:span><text:span text:style-name="T2">5000 лв</text:span></text:p>
              <draw:enhanced-geometry svg:viewBox="0 0 21600 21600" draw:type="rectangle" draw:enhanced-path="M 0 0 L 21600 0 21600 21600 0 21600 0 0 Z N"/>
            </draw:custom-shape>
            <draw:custom-shape table:end-cell-address="'Product roadmap'.F7" table:end-x="4.353cm" table:end-y="10.34cm" draw:z-index="22" draw:name="Oval 41" draw:style-name="gr2" draw:text-style-name="P2" svg:width="1.227cm" svg:height="1.195cm" svg:x="3.126cm" svg:y="9.145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19">
            <draw:custom-shape table:end-cell-address="'Product roadmap'.G7" table:end-x="5.231cm" table:end-y="10.5cm" draw:z-index="23" draw:name="Oval 41" draw:style-name="gr2" draw:text-style-name="P2" svg:width="1.227cm" svg:height="1.195cm" svg:x="4.004cm" svg:y="9.305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20"/>
          <table:table-cell table:style-name="ce9">
            <draw:custom-shape table:end-cell-address="'Product roadmap'.M8" table:end-x="3.842cm" table:end-y="0.308cm" draw:z-index="8" draw:name="Rectangle 46" draw:style-name="gr3" draw:text-style-name="P5" svg:width="19.419cm" svg:height="10.726cm" svg:x="6.695cm" svg:y="0.229cm">
              <text:p text:style-name="P5">Победата е в джоба ни! 2045 г. (45 е култова дата, когато светът е победил фашизма), през 2045 г. наркодилърите ще бъдат победени точно като фашизма в своето време!</text:p>
              <text:p text:style-name="P5"/>
              <text:p text:style-name="P5">Пълномащабна военна акция с участието на танкове от авиационни роботи и звезда на смъртта (в краен случай).<text:line-break/><text:line-break/>Бюджет:<text:line-break/>45000 лв</text:p>
              <draw:enhanced-geometry svg:viewBox="0 0 21600 21600" draw:type="rectangle" draw:enhanced-path="M 0 0 L 21600 0 21600 21600 0 21600 0 0 Z N"/>
            </draw:custom-shape>
          </table:table-cell>
          <table:table-cell table:style-name="ce9">
            <draw:custom-shape table:end-cell-address="'Product roadmap'.J7" table:end-x="4.594cm" table:end-y="10.34cm" draw:z-index="24" draw:name="Oval 41" draw:style-name="gr2" draw:text-style-name="P2" svg:width="1.227cm" svg:height="1.195cm" svg:x="3.367cm" svg:y="9.145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style-name="ce22">
            <draw:custom-shape table:end-cell-address="'Product roadmap'.P8" table:end-x="0.19cm" table:end-y="0.201cm" draw:z-index="21" draw:name="Rectangle 46" draw:style-name="gr3" draw:text-style-name="P4" svg:width="16.633cm" svg:height="3.515cm" svg:x="0.659cm" svg:y="7.333cm">
              <text:p text:style-name="P4"><text:span text:style-name="T3">По друг начин няма да се получи, защото всички наркобосове имат много солиден „покрив“ в правителството.</text:span></text:p>
              <draw:enhanced-geometry svg:viewBox="0 0 21600 21600" draw:type="rectangle" draw:enhanced-path="M 0 0 L 21600 0 21600 21600 0 21600 0 0 Z N"/>
            </draw:custom-shape>
          </table:table-cell>
          <table:table-cell table:style-name="ce9"/>
          <table:table-cell table:style-name="ce25">
            <draw:custom-shape table:end-cell-address="'Product roadmap'.M8" table:end-x="2.901cm" table:end-y="0.066cm" draw:z-index="25" draw:name="Oval 41" draw:style-name="gr2" draw:text-style-name="P2" svg:width="1.227cm" svg:height="1.195cm" svg:x="1.674cm" svg:y="9.51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number-columns-repeated="1011"/>
        </table:table-row>
        <table:table-row table:style-name="ro8">
          <table:table-cell table:style-name="ce2" office:value-type="string">
            <text:p>Initiative 5</text:p>
          </table:table-cell>
          <table:table-cell table:style-name="ce6"/>
          <table:table-cell table:style-name="ce9" table:number-columns-repeated="2"/>
          <table:table-cell table:style-name="ce14"/>
          <table:table-cell table:style-name="ce9"/>
          <table:table-cell table:style-name="ce19"/>
          <table:table-cell table:style-name="ce20"/>
          <table:table-cell table:style-name="ce9" table:number-columns-repeated="2"/>
          <table:table-cell table:style-name="ce22"/>
          <table:table-cell table:style-name="ce9"/>
          <table:table-cell table:style-name="ce25"/>
          <table:table-cell table:number-columns-repeated="1011"/>
        </table:table-row>
        <table:table-row table:style-name="ro9">
          <table:table-cell table:style-name="ce3" table:number-columns-spanned="13" table:number-rows-spanned="1"/>
          <table:covered-table-cell table:number-columns-repeated="11" table:style-name="ce7"/>
          <table:covered-table-cell table:style-name="ce26"/>
          <table:table-cell/>
          <table:table-cell table:style-name="Default" table:number-columns-repeated="4"/>
          <table:table-cell table:number-columns-repeated="1006"/>
        </table:table-row>
        <table:table-row table:style-name="ro10">
          <table:table-cell table:style-name="Default" table:number-columns-repeated="18"/>
          <table:table-cell table:number-columns-repeated="1006"/>
        </table:table-row>
        <table:table-row table:style-name="ro11">
          <table:table-cell table:style-name="Default" table:number-columns-repeated="18"/>
          <table:table-cell table:number-columns-repeated="1006"/>
        </table:table-row>
        <table:table-row table:style-name="ro12">
          <table:table-cell table:style-name="Default" table:number-columns-repeated="18"/>
          <table:table-cell table:number-columns-repeated="1006"/>
        </table:table-row>
        <table:table-row table:style-name="ro13">
          <table:table-cell table:style-name="Default" table:number-columns-repeated="14"/>
          <table:table-cell table:number-columns-repeated="1010"/>
        </table:table-row>
        <table:table-row table:style-name="ro14">
          <table:table-cell table:style-name="Default" table:number-columns-repeated="14"/>
          <table:table-cell table:number-columns-repeated="1010"/>
        </table:table-row>
        <table:table-row table:style-name="ro15" table:number-rows-repeated="19">
          <table:table-cell table:style-name="Default" table:number-columns-repeated="14"/>
          <table:table-cell table:number-columns-repeated="1010"/>
        </table:table-row>
        <table:table-row table:style-name="ro15" table:number-rows-repeated="4">
          <table:table-cell table:number-columns-repeated="3"/>
          <table:table-cell table:style-name="Default" table:number-columns-repeated="7"/>
          <table:table-cell table:number-columns-repeated="1014"/>
        </table:table-row>
        <table:table-row table:style-name="ro15" table:number-rows-repeated="1048538">
          <table:table-cell table:number-columns-repeated="1024"/>
        </table:table-row>
        <table:table-row table:style-name="ro1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ru" number:country="RU">
      <number:number number:min-integer-digits="1"/>
    </number:number-style>
    <number:number-style style:name="N8106P0" style:volatile="true" number:language="ru" number:country="RU">
      <number:number number:decimal-places="0" number:min-integer-digits="1" number:grouping="true"/>
      <number:text>р.</number:text>
    </number:number-style>
    <number:number-style style:name="N8106" number:language="ru" number:country="RU">
      <number:text>-</number:text>
      <number:number number:decimal-places="0" number:min-integer-digits="1" number:grouping="true"/>
      <number:text>р.</number:text>
      <style:map style:condition="value()&gt;=0" style:apply-style-name="N8106P0"/>
    </number:number-style>
    <number:number-style style:name="N8107P0" style:volatile="true" number:language="ru" number:country="RU">
      <number:number number:decimal-places="0" number:min-integer-digits="1" number:grouping="true"/>
      <number:text>р.</number:text>
    </number:number-style>
    <number:number-style style:name="N8107" number:language="ru" number:country="RU">
      <style:text-properties fo:color="#ff0000"/>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2" number:min-integer-digits="1" number:grouping="true"/>
      <number:text>р.</number:text>
    </number:number-style>
    <number:number-style style:name="N8108" number:language="ru" number:country="RU">
      <number:text>-</number:text>
      <number:number number:decimal-places="2" number:min-integer-digits="1" number:grouping="true"/>
      <number:text>р.</number:text>
      <style:map style:condition="value()&gt;=0" style:apply-style-name="N8108P0"/>
    </number:number-style>
    <number:number-style style:name="N8109P0" style:volatile="true" number:language="ru" number:country="RU">
      <number:number number:decimal-places="2" number:min-integer-digits="1" number:grouping="true"/>
      <number:text>р.</number:text>
    </number:number-style>
    <number:number-style style:name="N8109" number:language="ru" number:country="RU">
      <style:text-properties fo:color="#ff0000"/>
      <number:text>-</number:text>
      <number:number number:decimal-places="2" number:min-integer-digits="1" number:grouping="true"/>
      <number:text>р.</number:text>
      <style:map style:condition="value()&gt;=0" style:apply-style-name="N8109P0"/>
    </number:number-style>
    <number:date-style style:name="N8110" number:language="ru" number:country="RU">
      <number:day number:style="long"/>
      <number:text>.</number:text>
      <number:month number:textual="true"/>
      <number:text>.</number:text>
      <number:year/>
    </number:date-style>
    <number:date-style style:name="N8111" number:language="ru" number:country="RU">
      <number:month number:textual="true"/>
      <number:text>.</number:text>
      <number:year/>
    </number:date-style>
    <number:time-style style:name="N8112" number:language="ru" number:country="RU">
      <number:hours/>
      <number:text>:</number:text>
      <number:minutes number:style="long"/>
      <number:text> </number:text>
      <number:am-pm/>
    </number:time-style>
    <number:time-style style:name="N8113" number:language="ru" number:country="RU">
      <number:hours/>
      <number:text>:</number:text>
      <number:minutes number:style="long"/>
      <number:text>:</number:text>
      <number:seconds number:style="long"/>
      <number:text> </number:text>
      <number:am-pm/>
    </number:time-style>
    <number:time-style style:name="N8114" number:language="ru" number:country="RU">
      <number:hours/>
      <number:text>:</number:text>
      <number:minutes number:style="long"/>
    </number:time-style>
    <number:time-style style:name="N8115" number:language="ru" number:country="RU">
      <number:hours/>
      <number:text>:</number:text>
      <number:minutes number:style="long"/>
      <number:text>:</number:text>
      <number:seconds number:style="long"/>
    </number:time-style>
    <number:date-style style:name="N8116"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ru" number:country="RU">
      <number:number number:decimal-places="0" number:min-integer-digits="1" number:grouping="true"/>
      <number:text>   </number:text>
    </number:number-style>
    <number:number-style style:name="N8117" number:language="ru" number:country="RU">
      <number:text>-</number:text>
      <number:number number:decimal-places="0" number:min-integer-digits="1" number:grouping="true"/>
      <number:text>   </number:text>
      <style:map style:condition="value()&gt;=0" style:apply-style-name="N8117P0"/>
    </number:number-style>
    <number:number-style style:name="N8118P0" style:volatile="true" number:language="ru" number:country="RU">
      <number:number number:decimal-places="0" number:min-integer-digits="1" number:grouping="true"/>
      <number:text>   </number:text>
    </number:number-style>
    <number:number-style style:name="N8118" number:language="ru" number:country="RU">
      <style:text-properties fo:color="#ff0000"/>
      <number:text>-</number:text>
      <number:number number:decimal-places="0" number:min-integer-digits="1" number:grouping="true"/>
      <number:text>   </number:text>
      <style:map style:condition="value()&gt;=0" style:apply-style-name="N8118P0"/>
    </number:number-style>
    <number:number-style style:name="N8119P0" style:volatile="true" number:language="ru" number:country="RU">
      <number:number number:decimal-places="2" number:min-integer-digits="1" number:grouping="true"/>
      <number:text>   </number:text>
    </number:number-style>
    <number:number-style style:name="N8119" number:language="ru" number:country="RU">
      <number:text>-</number:text>
      <number:number number:decimal-places="2" number:min-integer-digits="1" number:grouping="true"/>
      <number:text>   </number:text>
      <style:map style:condition="value()&gt;=0" style:apply-style-name="N8119P0"/>
    </number:number-style>
    <number:number-style style:name="N8120P0" style:volatile="true" number:language="ru" number:country="RU">
      <number:number number:decimal-places="2" number:min-integer-digits="1" number:grouping="true"/>
      <number:text>   </number:text>
    </number:number-style>
    <number:number-style style:name="N8120" number:language="ru" number:country="RU">
      <style:text-properties fo:color="#ff0000"/>
      <number:text>-</number:text>
      <number:number number:decimal-places="2" number:min-integer-digits="1" number:grouping="true"/>
      <number:text>   </number:text>
      <style:map style:condition="value()&gt;=0" style:apply-style-name="N8120P0"/>
    </number:number-style>
    <number:number-style style:name="N8121P0" style:volatile="true" number:language="ru" number:country="RU">
      <number:text> </number:text>
      <number:number number:decimal-places="0" number:min-integer-digits="1" number:grouping="true"/>
      <number:text>    </number:text>
    </number:number-style>
    <number:number-style style:name="N8121P1" style:volatile="true" number:language="ru" number:country="RU">
      <number:text>-</number:text>
      <number:number number:decimal-places="0" number:min-integer-digits="1" number:grouping="true"/>
      <number:text>    </number:text>
    </number:number-style>
    <number:number-style style:name="N8121P2" style:volatile="true" number:language="ru" number:country="RU">
      <number:text> -    </number:text>
    </number:number-style>
    <number:text-style style:name="N8121" number:language="ru" number:country="RU">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ru" number:country="RU">
      <number:text> </number:text>
      <number:number number:decimal-places="0" number:min-integer-digits="1" number:grouping="true"/>
      <number:text>р. </number:text>
    </number:number-style>
    <number:number-style style:name="N8122P1" style:volatile="true" number:language="ru" number:country="RU">
      <number:text>-</number:text>
      <number:number number:decimal-places="0" number:min-integer-digits="1" number:grouping="true"/>
      <number:text>р. </number:text>
    </number:number-style>
    <number:number-style style:name="N8122P2" style:volatile="true" number:language="ru" number:country="RU">
      <number:text> -р. </number:text>
    </number:number-style>
    <number:text-style style:name="N8122" number:language="ru" number:country="RU">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ru" number:country="RU">
      <number:text> </number:text>
      <number:number number:decimal-places="2" number:min-integer-digits="1" number:grouping="true"/>
      <number:text>    </number:text>
    </number:number-style>
    <number:number-style style:name="N8123P1" style:volatile="true" number:language="ru" number:country="RU">
      <number:text>-</number:text>
      <number:number number:decimal-places="2" number:min-integer-digits="1" number:grouping="true"/>
      <number:text>    </number:text>
    </number:number-style>
    <number:number-style style:name="N8123P2" style:volatile="true" number:language="ru" number:country="RU">
      <number:text> -</number:text>
      <number:number number:decimal-places="0" number:min-integer-digits="0"/>
      <number:text>    </number:text>
    </number:number-style>
    <number:text-style style:name="N8123" number:language="ru" number:country="RU">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ru" number:country="RU">
      <number:text> </number:text>
      <number:number number:decimal-places="2" number:min-integer-digits="1" number:grouping="true"/>
      <number:text>р. </number:text>
    </number:number-style>
    <number:number-style style:name="N8124P1" style:volatile="true" number:language="ru" number:country="RU">
      <number:text>-</number:text>
      <number:number number:decimal-places="2" number:min-integer-digits="1" number:grouping="true"/>
      <number:text>р. </number:text>
    </number:number-style>
    <number:number-style style:name="N8124P2" style:volatile="true" number:language="ru" number:country="RU">
      <number:text> -</number:text>
      <number:number number:decimal-places="0" number:min-integer-digits="0"/>
      <number:text>р. </number:text>
    </number:number-style>
    <number:text-style style:name="N8124" number:language="ru" number:country="RU">
      <number:text> </number:text>
      <number:text-content/>
      <number:text> </number:text>
      <style:map style:condition="value()&gt;0" style:apply-style-name="N8124P0"/>
      <style:map style:condition="value()&lt;0" style:apply-style-name="N8124P1"/>
      <style:map style:condition="value()=0" style:apply-style-name="N8124P2"/>
    </number:text-style>
    <number:time-style style:name="N8125" number:language="ru" number:country="RU">
      <number:minutes number:style="long"/>
      <number:text>:</number:text>
      <number:seconds number:style="long"/>
    </number:time-style>
    <number:time-style style:name="N8126" number:language="ru" number:country="RU" number:truncate-on-overflow="false">
      <number:hours/>
      <number:text>:</number:text>
      <number:minutes number:style="long"/>
      <number:text>:</number:text>
      <number:seconds number:style="long"/>
    </number:time-style>
    <number:time-style style:name="N8127" number:language="ru" number:country="RU">
      <number:minutes number:style="long"/>
      <number:text>:</number:text>
      <number:seconds number:style="long" number:decimal-places="1"/>
    </number:time-style>
    <number:number-style style:name="N8128" number:language="ru" number:country="RU">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12">12.11.2020</text:date>, <text:time>19:37:46</text:time></text:p>
        </style:region-right>
      </style:header>
      <style:header-left style:display="false"/>
      <style:footer>
        <text:p>Страница <text:page-number>1</text:page-number> / <text:page-count>99</text:page-count></text:p>
      </style:footer>
      <style:footer-left style:display="false"/>
    </style:master-page>
    <style:master-page style:name="PageStyle_5f_Product_20_roadmap" style:display-name="PageStyle_Product road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1-12T19:37:46.44</dc:date>
    <dc:creator>Вячеслав Рубский</dc:creator>
    <meta:document-statistic meta:table-count="1" meta:cell-count="23" meta:object-count="26"/>
    <meta:generator>OpenOffice/4.1.5$Win32 OpenOffice.org_project/415m1$Build-9789</meta:generator>
  </office:meta>
</office:document-meta>
</file>